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fo:font-weight="bold" officeooo:rsid="00134461" officeooo:paragraph-rsid="00134461" fo:background-color="#ffff00" style:font-weight-asian="bold" style:font-weight-complex="bold"/>
    </style:style>
    <style:style style:name="P3" style:family="paragraph" style:parent-style-name="Standard">
      <style:text-properties fo:color="#000000" fo:font-weight="bold" fo:background-color="#ffff00" style:font-weight-asian="bold" style:font-weight-complex="bold"/>
    </style:style>
    <style:style style:name="P4" style:family="paragraph" style:parent-style-name="Text_20_body">
      <style:text-properties fo:language="en" fo:country="IN"/>
    </style:style>
    <style:style style:name="P5" style:family="paragraph" style:parent-style-name="Text_20_body">
      <style:text-properties fo:language="en" fo:country="IN" fo:font-weight="bold" officeooo:rsid="00134461" officeooo:paragraph-rsid="00134461" fo:background-color="#ffff00" style:font-weight-asian="bold" style:font-weight-complex="bold"/>
    </style:style>
    <style:style style:name="P6" style:family="paragraph" style:parent-style-name="Text_20_body">
      <style:text-properties fo:color="#000000"/>
    </style:style>
    <style:style style:name="P7" style:family="paragraph" style:parent-style-name="Text_20_body">
      <style:text-properties fo:color="#000000" fo:font-weight="bold" officeooo:rsid="00134461" officeooo:paragraph-rsid="00134461" fo:background-color="#ffff00" style:font-weight-asian="bold" style:font-weight-complex="bold"/>
    </style:style>
    <style:style style:name="P8" style:family="paragraph" style:parent-style-name="Text_20_body">
      <style:text-properties fo:font-weight="bold" officeooo:rsid="00134461" officeooo:paragraph-rsid="00134461" fo:background-color="#ffff00" style:font-weight-asian="bold" style:font-weight-complex="bold"/>
    </style:style>
    <style:style style:name="T1" style:family="text">
      <style:text-properties officeooo:rsid="00134461"/>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ecure Programming and SDLC</text:p>
      <text:p text:style-name="P4">-Basics - Introduction to GNU Tool chain, Linux environment and VI editor, Tokens of C - Keywords, Data-Types, Variables, Constants, Operators, Identifiers, Storage Class Specifiers, Control Flow Statements, GNU Make utility, Arrays, Multidimensional arrays, Data Input &amp; Output, Strings, Loops - for, while etc., Functions and Recursion </text:p>
      <text:p text:style-name="P4">-Advanced - Pointers - Intro, Pointer Arithmetic, Pointers and Arrays, Pointers and Functions, Pointers and Strings, Structures, Unions, Enum, Typedef, Bit field operators and pointers with structures, Preprocessors, C and Assembly, Files, I/O, Variable No. of arguments, Command Line arguments, Error handling and debugging with GNU GDB, Memory layout, Calling Conventions - cdecl, std, fastcall, Format string problems, Stack Overflow, Buffer Overflow, Integer Overflows, Introduction to various C standards, Secure Coding in C - SEI CERT C coding standard</text:p>
      <text:p text:style-name="P5">Data Structure and alorithm</text:p>
      <text:p text:style-name="P1"><text:span text:style-name="T1">-I</text:span>ntroduction to Data Structures, Complexity of Algorithms - Space and time complexity, Linked Lists, Stacks, Queues, Sorting algorithms - Bubble, selection, insertion, quick, merge and heap sort, Searching algorithms - linear and binary search, Hashing - collision, collision resolution techniques, Trees - Binary trees, Binary search trees, AVL trees, Graphs - terminology, breadth first and depth first traversals, spanning trees, minimum spanning tree algorithms, shortest path algorithms, Pattern Matching algorithms, Pattern matching algorithms - Naive, Rabin-Karp, KMP &amp; Boyer-Moore substring search algorithms</text:p>
      <text:p text:style-name="P1"/>
      <text:p text:style-name="P2">Linux System Programming</text:p>
      <text:p text:style-name="P1">OS Organization, Architecture, Structure and Operations, Process Management - Processes, Threads, Concurrency, Process Synchronization, CPU Scheduling, Static and Shared Libraries, Memory Management - Main Memory and Virtual Memory, Filesystem Management - File System interface, IPC mechanisms - Pipes, Named Pipes, FIFOs, Message Queues, Mutexes, Condition Variables, Read Write locks, Semaphores, Shared Memory, Access Control Mechanisms - Discretionary Access Control &amp; Mandatory Access Control, Timers</text:p>
      <text:p text:style-name="P1"/>
      <text:p text:style-name="P1"/>
      <text:p text:style-name="P2">Cryptography <text:tab/></text:p>
      <text:p text:style-name="P1"/>
      <text:p text:style-name="P1">Computer Security Concepts, Networking Devices (Routers/Switches/Bridges), Security Attacks: Active &amp; Passive, Introduction to Bug, Vulnerability, Threat, Attack, Exploit. Popular attacks launched by exploiting the vulnerabilities, Security Services - Authentication, Access Control, Data Confidentiality, Data Integrity, Non-Repudiation &amp; Availability, Security Mechanisms, Classical Encryption - Cryptography, Cryptanalysis &amp; Brute Force Attacks, Substitution &amp; Transposition Techniques, Cryptographically strong random numbers/APIs, Introduction to Steganography, Denial of Service (DoS) Attacks &amp; Distributed Denial of Service Attacks (DDoS), Stream Ciphers &amp; Block Ciphers, Public Key Cryptography &amp; RSA, Diffie-Hellman Key Exchange &amp; Man-in-the-Middle Attack, Message Authentication Code (MAC), Hash Functions &amp; Hashed Message Authentication Code (HMAC), Digital Signatures, Digital Certificates, X.509 &amp; Public-key Infrastructure (PKI) Firewalls: Characteristics, Types, Bastion Host &amp; Firewall Locations &amp; Configurations, Intrusion Detection and Intrusion Prevention Systems, Signature Based/Flow Based/Anomaly Detection Based, Trustworthy Log Generation, Security Protocols - Pretty Good Privacy &amp; S/MIME, VPN – IPSec,  Secure Sockets Layer (SSL) &amp; Transport Layer Security (TLS) &amp; DNS Security (DNSSEC)</text:p>
      <text:p text:style-name="P1"/>
      <text:p text:style-name="P1"/>
      <text:p text:style-name="P7"><text:soft-page-break/>Software Security</text:p>
      <text:p text:style-name="P6">-Binary Analysis- Assembly Syntax, Different phases of the C compilation process, Disassembling a Binary, ELF &amp; PE Formats, Static Disassembly – Linear &amp; Recursive, Dynamic disassembly with GDB, Call Graph, Control Flow Graph &amp; Basic Blocks </text:p>
      <text:p text:style-name="Text_20_body">-Binary Exploitation &amp; Defence Mechanisms- Stack, Stack Frame, Base Pointer, Stack Pointer, Heap, 32-bit &amp; 64-bit calling conventions, Classical problems in C programming - Stack-based &amp; heap-based buffer overflow, Format String problems &amp; Integer overflows, Defence Mechanisms - Stack Canaries, Data Execution Prevention &amp; Address Space Layout Randomization, Introduction to Return Oriented Programming </text:p>
      <text:p text:style-name="Text_20_body">-Malware Analysis - Introduction to malware – Virus, Worm, Trojan, Rootkit, Spyware, Ransomware, Keylogger, Botnet, Backdoor, Setting up a lab for malware analysis, Introduction to Vulnerability Assessment &amp; Penetration Testing, Dynamic &amp; Static malware analysis, Network, File &amp; Memory Analysis, Packed malicious binaries, Antivirus technologies - signature-based, heuristic-based and whitelisting </text:p>
      <text:p text:style-name="Text_20_body">-Importance of Software Security, threat modelling, Secure Software Development Life Cycle, STRIDE &amp; DREAD</text:p>
      <text:p text:style-name="P8">Network Programming</text:p>
      <text:p text:style-name="P1">Introduction to TCP/IP Networking Stack , Socket Introduction, Elements of TCP sockets, TCP Client-Server, I/O Multiplexing (select/poll), Elements of UDP sockets, Non-blocking I/O &amp; IOCTL operations, Multicast Programming, Overview of IPv6 and its features, Develop sniffer program &amp; Security analysis of network traffic, SSL/TLS protocol - Introduction to SSL Protocol, Integrating SSL with client-server application, Replay attacks and mitigations, Choosing the secure cipher suites for SSL</text:p>
      <text:p text:style-name="P1"/>
      <text:p text:style-name="P2">Java Programming</text:p>
      <text:p text:style-name="P1"/>
      <text:p text:style-name="P6">Introduction - Object Oriented Programming and concepts, Java language and its features, JDK, JRE and JVM, Basic Programming Constructs - Charset, identifiers, data types, variables, constants, literals operators, decision making statements (if, switch), iterative statements (while, do, for and for-each), jump statements (break, continue and return) and keywords, Classes and Objects, Data and methods members - Types of variables and their scope, Creating objects, Constructors, Overloading, Parameter passing in Java, this and static keywords, JVM and Garbage Collection - Java Virtual Machine and subsystems, Class loading and Execution Engine systems, Java runtime memory system,</text:p>
      <text:section text:style-name="Sect1" text:name="collapseModule6">
        <text:p text:style-name="Text_20_body">Inheritance and Polymorphism - Visibility modifiers, extends and super keywords, Abstract classes, Run-time polymorphism, Interfaces, Inner classes, Anonymous inner classes, Packages and Wrapper Classes - Importing packaging, Defining custom packages, Wrapper classes, Modifiers in Java, Exception Handling - Introduction to exceptions – checked and unchecked, Java’s exception handling mechanism, Writing custom exceptions in Java, Arrays and Strings - Arrays, Strings, String constant pool, String comparison and methods, Stringbuffer and Stringbuilder classes, Command line arguments</text:p>
        <text:p text:style-name="Text_20_body">IO Streams - Text Streams – Reader and Writer, Byte Streams – InputStream and OutputStream, File IO –Filereader and Filewriter , Processing Buffers, Ways of reading data from Keyboard, <text:soft-page-break/>Multi-Threading- Concept of Thread and thread life cycle, Creating a thread, Thread class and its methods, Thread synchronization and inter thread communication</text:p>
        <text:p text:style-name="Text_20_body">Java Collection Framework - Need of collections in Java, Key interfaces of Collection Framework – Collection, List, Set, Queue, Map, etc., Legacy and non-legacy collection classes, Iterators and Enumerator, Utility classes – Collections and Arrays, Exploring java.util package – Date, Calendar, Scanner etc. Generic Programming in Java, Introduction, Writing a Generic Class, Passing Objects of a Generic Class to a Method, Writing Generic Methods, Constraining a Type Parameter in a Generic Class, Use of wildcards – upper and lower bounds, , Secure Coding in Java, SEI CERT Java coding standard, Design Patterns in Java</text:p>
      </text:section>
      <text:p text:style-name="P8"><text:bookmark text:name="headingModules7"/><text:bookmark text:name="headingModules8"/><text:bookmark text:name="headingModules9"/><text:bookmark text:name="headingModules10"/>Secure android progarmming and analysis</text:p>
      <text:p text:style-name="P6"> Android Basics - Overview of Android Platform &amp; Android Building Blocks, Overview of Android Application Components (Activity, Intents, Broadcast Receiver, Content Providers, Service), Android Permission Model and Application Sandboxing </text:p>
      <text:p text:style-name="Text_20_body">Android application development- Android GUI Development and Event Handling, Programming on Android Application components </text:p>
      <text:p text:style-name="Text_20_body">Security assessment of Android applications - Reverse Engineering &amp; Obfuscation techniques, Static and Dynamic analysis with open source tools, A case study for security analysis of Android application</text:p>
      <text:p text:style-name="Text_20_body"/>
      <text:p text:style-name="P8">Python</text:p>
      <text:p text:style-name="P1">Basics on Python, Syntax and Standards of Python, Variables and Operators, Data types, Keywords, Control statements, Conditional Statements, Functions, Classes, Modules, Error Handling, Typecasting in Python, Arithmetic Operations, Strings in Python, Files and command line arguments, User Defined Functions, Python Libraries, Python Collections, Mathematics for Machine Learning - Linear Algebra (Including Matrix Operations), Probability &amp; Statistics, Advance Python libraries for Machine Learning (Numpy, Pandas, Matplotlib, Scikit-learn), Introduction to Supervised, Unsupervised and Semi-supervised Learning, Data pre-processing &amp; Feature engineering, Feature Scaling, Hyperparameter tuning, Regularization, Regression - Linear Regression, Multiple Linear Regression, Support Vector Machine (SVM), KNN, Classification - Logistic regression, KNN, SVM, Decision Trees, Naive Bayes, Clustering Algorithms (k-means), Evaluation of Regression &amp; Classification Models, Overview of Deep Learning.</text:p>
      <text:p text:style-name="P1"/>
      <text:p text:style-name="P3">   <text:span text:style-name="T1">Aptitude</text:span></text:p>
      <text:p text:style-name="Text_20_body">Percentage, Profit &amp; Loss, Ratio &amp; Proportion, Average, Mixture &amp; Alligation, Simple Interest &amp; Compound Interest, Number Systems , Series, Cyclicity &amp; Remainders, Data Interpretation, Syllogism, Coding &amp; Decoding, Blood Relations, Seating Arrangements (Linear &amp; Circular), Ages, Puzzles, Time, Speed &amp; Distance, Trains, Boats &amp; Streams, Time &amp; Work, Wages (Man days), Pipes &amp; Cisterns, Clocks, Permutations &amp; Combinations, Probability, Calendar</text:p>
      <text:p text:style-name="Text_20_body">Fundamentals of Communication, The Art of Communication, Personality Development, English Grammar, Correct Usage of English, Common Mistakes in English Communication, Listening Skills, Reading Skills, Writing Skills, Public Speaking, Presentation Skills, Group Discussions, Interpersonal Skills, Personal Interviews</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06T10:05:32.759377497</meta:creation-date>
    <dc:date>2024-06-06T10:26:42.886035052</dc:date>
    <meta:editing-duration>PT59S</meta:editing-duration>
    <meta:editing-cycles>1</meta:editing-cycles>
    <meta:document-statistic meta:table-count="0" meta:image-count="0" meta:object-count="0" meta:page-count="3" meta:paragraph-count="30" meta:word-count="1262" meta:character-count="9727" meta:non-whitespace-character-count="8472"/>
    <meta:generator>LibreOffice/6.4.7.2$Linux_X86_64 LibreOffice_project/40$Build-2</meta:generator>
  </office:meta>
</office:document-meta>
</file>